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95000002381773DD4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Text_20_body" style:list-style-name="L3">
      <style:text-properties officeooo:paragraph-rsid="000de58b"/>
    </style:style>
    <style:style style:name="P2" style:family="paragraph" style:parent-style-name="Text_20_body" style:list-style-name="L3">
      <style:text-properties officeooo:rsid="000de58b" officeooo:paragraph-rsid="000de58b"/>
    </style:style>
    <style:style style:name="P3" style:family="paragraph" style:parent-style-name="Text_20_body" style:list-style-name="L4">
      <style:text-properties officeooo:rsid="000de58b" officeooo:paragraph-rsid="000de58b"/>
    </style:style>
    <style:style style:name="P4" style:family="paragraph" style:parent-style-name="Text_20_body" style:list-style-name="L4">
      <style:text-properties fo:font-weight="bold" officeooo:rsid="000de58b" officeooo:paragraph-rsid="000de58b" style:font-weight-asian="bold" style:font-weight-complex="bold"/>
    </style:style>
    <style:style style:name="P5" style:family="paragraph" style:parent-style-name="Title">
      <style:text-properties officeooo:rsid="000de58b" officeooo:paragraph-rsid="000de58b"/>
    </style:style>
    <style:style style:name="P6" style:family="paragraph" style:parent-style-name="Heading_20_2">
      <style:text-properties officeooo:paragraph-rsid="000de58b"/>
    </style:style>
    <style:style style:name="P7" style:family="paragraph" style:parent-style-name="Heading_20_1">
      <style:text-properties officeooo:rsid="000de58b" officeooo:paragraph-rsid="000de58b"/>
    </style:style>
    <style:style style:name="P8" style:family="paragraph" style:parent-style-name="Heading_20_1">
      <style:text-properties officeooo:paragraph-rsid="000de58b"/>
    </style:style>
    <style:style style:name="P9" style:family="paragraph" style:parent-style-name="Text" style:list-style-name="L2"/>
    <style:style style:name="P10" style:family="paragraph" style:parent-style-name="Text" style:list-style-name="L2">
      <style:text-properties officeooo:rsid="000de58b" officeooo:paragraph-rsid="000de58b"/>
    </style:style>
    <style:style style:name="T1" style:family="text">
      <style:text-properties officeooo:rsid="000de58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Lebensmittel</text:h>
      <text:list xml:id="list5478464548152786079" text:style-name="L2">
        <text:list-item>
          <text:p text:style-name="P10">Auf alles, was <text:span text:style-name="T2">geöffnet</text:span> wird direkt das <text:span text:style-name="T2">Datum</text:span> schreiben mit dem Stift</text:p>
        </text:list-item>
        <text:list-item>
          <text:p text:style-name="P9"><text:s/><text:span text:style-name="T2">Abgelaufenes</text:span><text:span text:style-name="T3"> direkt in den </text:span><text:span text:style-name="T2">Müll</text:span></text:p>
        </text:list-item>
      </text:list>
      <text:h text:style-name="P6" text:outline-level="2"><text:span text:style-name="T1">Soßen</text:span></text:h>
      <text:list xml:id="list567931322708493448" text:style-name="L3">
        <text:list-item>
          <text:p text:style-name="P2">Bitte nur <text:span text:style-name="T2">eine</text:span> Soße jeder Art</text:p>
        </text:list-item>
        <text:list-item>
          <text:p text:style-name="P1"><text:span text:style-name="T1">Bei „Mehrfachsoßen“ die vollere oder die jüngere behalten (&lt;2 Monate Ablaufdatum)</text:span></text:p>
        </text:list-item>
      </text:list>
      <text:h text:style-name="P8" text:outline-level="1"><text:span text:style-name="T1">Getränke</text:span></text:h>
      <text:list xml:id="list4641006308890901332" text:style-name="L4">
        <text:list-item>
          <text:p text:style-name="P4">Unteres Fach<text:span text:style-name="T3"> ist für Getränke</text:span></text:p>
        </text:list-item>
        <text:list-item>
          <text:p text:style-name="P4"><text:span text:style-name="T3">Bei </text:span>&lt;1/3<text:span text:style-name="T3"> Füllung </text:span>nachfüllen</text:p>
        </text:list-item>
        <text:list-item>
          <text:p text:style-name="P3">Möglichst <text:span text:style-name="T2">viele</text:span><text:span text:style-name="T3"> Sorten vorhalte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" style:class="text" style:master-page-name="">
      <style:paragraph-properties fo:margin-top="0.1665in" fo:margin-bottom="0.0835in" loext:contextual-spacing="false" style:page-number="auto" fo:keep-with-next="always"/>
      <style:text-properties style:font-name="Ubuntu" fo:font-family="Ubuntu" style:font-style-name="Regular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Ubuntu1" fo:font-family="Ubuntu" style:font-style-name="Bold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1201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class="extra" style:master-page-name="">
      <style:paragraph-properties fo:margin-top="0in" fo:margin-bottom="0.0799in" loext:contextual-spacing="false" style:page-number="auto"/>
      <style:text-properties style:font-name="Liberation Serif1" fo:font-family="'Liberation Serif'" style:font-style-name="Regular" style:font-family-generic="roman" style:font-pitch="variable" officeooo:rsid="000de58b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itle">
      <style:text-properties officeooo:rsid="000de58b" officeooo:paragraph-rsid="000de58b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11.6902in" fo:page-height="8.2701in" style:num-format="1" style:print-orientation="landscape" fo:margin-top="0.7874in" fo:margin-bottom="0.7874in" fo:margin-left="1.5in" fo:margin-right="1.5in" style:shadow="none" fo:background-color="transparent" style:writing-mode="lr-tb" style:footnote-max-height="0in">
        <style:background-image/>
        <style:columns fo:column-count="2">
          <style:column style:rel-width="32961*" fo:start-indent="0in" fo:end-indent="0.1173in"/>
          <style:column style:rel-width="32574*" fo:start-indent="0.1173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8.1063in" svg:y="6.2008in" svg:width="1.3484in" svg:height="0.8354in" draw:z-index="0"><draw:image xlink:href="Pictures/1000020100000395000002381773DD4B.png" xlink:type="simple" xlink:show="embed" xlink:actuate="onLoad"/></draw:frame>Kühlschrank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22:26:53.781967961</meta:creation-date>
    <dc:title>Openlab Infos</dc:title>
    <meta:editing-duration>P1DT18H40M32S</meta:editing-duration>
    <meta:editing-cycles>2</meta:editing-cycles>
    <meta:generator>LibreOffice/4.3.6.2$Linux_X86_64 LibreOffice_project/430m0$Build-2</meta:generator>
    <meta:print-date>2015-02-28T23:08:28.202795234</meta:print-date>
    <dc:date>2015-03-02T18:07:50.415770215</dc:date>
    <meta:document-statistic meta:table-count="0" meta:image-count="1" meta:object-count="0" meta:page-count="1" meta:paragraph-count="11" meta:word-count="58" meta:character-count="342" meta:non-whitespace-character-count="301"/>
    <meta:template xlink:type="simple" xlink:actuate="onRequest" xlink:title="Openlab Infos" xlink:href="../../../../../.config/libreoffice/4/user/template/Openlab%20Infos.ott" meta:date="2015-02-28T22:26:53.269300740"/>
  </office:meta>
</office:document-meta>
</file>